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diagonal-bl-tr="none" style:diagonal-tl-br="none" fo:border="none"/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style-asian="normal" style:font-weight-asian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anguage-asian="en" style:country-asian="US" style:font-size-asian="11pt" style:letter-kerning="false" fo:font-style="italic" style:language-complex="ar" style:country-complex="SA" style:font-style-complex="italic" style:use-window-font-color="true" style:font-name="Calibri" fo:language="cs" fo:country="CZ" fo:font-size="11pt" style:font-size-complex="11pt" style:font-name-asian="Calibri1" style:font-name-complex="Calibri"/>
    </style:style>
    <style:style style:name="T2" style:family="text">
      <style:text-properties style:language-asian="en" style:country-asian="US" style:font-size-asian="11pt" style:letter-kerning="false" style:language-complex="ar" style:country-complex="SA" style:use-window-font-color="true" style:font-name="Calibri" fo:language="cs" fo:country="CZ" fo:font-size="11pt" style:font-size-complex="11pt" style:font-name-asian="Calibri1" style:font-name-complex="Calibri" style:text-position="sub 58%"/>
    </style:style>
    <style:style style:name="T3" style:family="text">
      <style:text-properties style:language-asian="en" style:country-asian="US" style:font-size-asian="11pt" style:language-complex="ar" style:country-complex="SA" style:font-name="Calibri" fo:font-size="11pt" style:font-size-complex="11pt" style:font-name-asian="Calibri1" style:font-name-complex="Calibri"/>
    </style:style>
    <style:style style:name="T4" style:family="text">
      <style:text-properties style:language-asian="en" style:country-asian="US" style:font-size-asian="11pt" style:language-complex="ar" style:country-complex="SA" fo:font-size="11pt" style:font-size-complex="11pt" style:font-name-asian="Calibri1" style:letter-kerning="false" fo:language="cs" fo:country="CZ" style:font-name-complex="Symbol" style:use-window-font-color="true" style:font-name="Symbol"/>
    </style:style>
    <style:style style:name="T5" style:family="text">
      <style:text-properties style:language-asian="en" style:country-asian="US" style:font-size-asian="11pt" style:language-complex="ar" style:country-complex="SA" fo:font-size="11pt" style:font-size-complex="11pt" style:font-name-asian="Calibri1" style:letter-kerning="false" fo:language="cs" fo:country="CZ" style:use-window-font-color="true" style:font-name="Calibri" style:font-name-complex="Calibri"/>
    </style:style>
    <style:style style:name="T6" style:family="text">
      <style:text-properties style:use-window-font-color="true" style:font-name="Symbol" fo:font-size="11pt" fo:font-weight="bold" fo:font-style="italic" style:letter-kerning="false" fo:language="cs" fo:country="CZ" style:language-asian="en" style:country-asian="US" style:language-complex="ar" style:country-complex="SA" style:font-name-asian="Calibri1" style:font-name-complex="Symbol" style:font-size-asian="11pt" style:font-size-complex="11pt" style:font-weight-complex="bold" style:font-style-complex="italic"/>
    </style:style>
    <style:style style:name="T7" style:family="text">
      <style:text-properties style:use-window-font-color="true" fo:font-size="11pt" fo:font-weight="bold" fo:font-style="italic" style:letter-kerning="false" fo:language="cs" fo:country="CZ" style:language-asian="en" style:country-asian="US" style:language-complex="ar" style:country-complex="SA" style:font-name-asian="Calibri1" style:font-size-asian="11pt" style:font-size-complex="11pt" style:font-weight-complex="bold" style:font-style-complex="italic" style:font-name="Calibri" style:font-name-complex="Calibri"/>
    </style:style>
    <style:style style:name="T8" style:family="text">
      <style:text-properties style:use-window-font-color="true" fo:font-size="11pt" fo:font-weight="bold" style:letter-kerning="false" fo:language="cs" fo:country="CZ" style:language-asian="en" style:country-asian="US" style:language-complex="ar" style:country-complex="SA" style:font-name-asian="Calibri1" style:font-size-asian="11pt" style:font-size-complex="11pt" style:font-weight-complex="bold" style:font-name="Calibri" style:font-name-complex="Calibri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30.366cm" svg:height="17.08cm" svg:x="7.866cm" svg:y="0.153cm">
            <draw:object draw:notify-on-update-of-ranges="List1.A1:List1.A1 List1.A2:List1.A11 List1.B2:List1.B11 List1.C2:Lis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<text:span text:style-name="T1">R</text:span><text:span text:style-name="T2">z</text:span><text:span text:style-name="T3"> (k</text:span><text:span text:style-name="T4"></text:span><text:span text:style-name="T5">)</text:span></text:p>
          </table:table-cell>
          <table:table-cell table:style-name="ce2" office:value-type="string" calcext:value-type="string">
            <text:p><text:span text:style-name="T6"></text:span><text:span text:style-name="T7">U</text:span><text:span text:style-name="T8">AB</text:span> (mV)</text:p>
          </table:table-cell>
          <table:table-cell table:style-name="ce2" office:value-type="string" calcext:value-type="string">
            <text:p><text:span text:style-name="T6"></text:span><text:span text:style-name="T7">U</text:span><text:span text:style-name="T8">AB</text:span> (%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961" calcext:value-type="float">
            <text:p>0,096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1171" calcext:value-type="float">
            <text:p>0,117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1236" calcext:value-type="float">
            <text:p>0,1236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1208" calcext:value-type="float">
            <text:p>0,1208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1204" calcext:value-type="float">
            <text:p>0,1204</text:p>
          </table:table-cell>
        </table:table-row>
        <table:table-row table:style-name="ro2">
          <table:table-cell office:value-type="string" calcext:value-type="string">
            <text:p>bez zátěže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12" calcext:value-type="float">
            <text:p>0,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4-04-21T21:52:02.123264046</meta:creation-date>
    <dc:date>2024-04-21T22:05:53.371475434</dc:date>
    <dc:creator>Vojtěch Vašek</dc:creator>
    <meta:editing-duration>PT14M4S</meta:editing-duration>
    <meta:editing-cycles>1</meta:editing-cycles>
    <meta:document-statistic meta:table-count="1" meta:cell-count="33" meta:object-count="1"/>
    <meta:generator>LibreOffice/7.6.6.3$Linux_X86_64 LibreOffice_project/6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67cm" svg:height="17.081cm" xlink:href=".." xlink:type="simple" chart:class="chart:line" chart:style-name="ch1">
        <chart:title svg:x="10.364cm" svg:y="0.477cm" chart:style-name="ch2">
          <text:p>Absolutní a relativní chyba Theveninova modelu</text:p>
        </chart:title>
        <chart:legend chart:legend-position="bottom" svg:x="12.488cm" svg:y="16.482cm" style:legend-expansion="wide" chart:style-name="ch3"/>
        <chart:plot-area chart:style-name="ch4" table:cell-range-address="List1.A1:List1.A11 List1.B2:List1.C11" chart:data-source-has-labels="both" svg:x="1.618cm" svg:y="1.597cm" svg:width="26.974cm" svg:height="13.379cm">
          <chart:coordinate-region svg:x="2.901cm" svg:y="1.797cm" svg:width="24.778cm" svg:height="12.532cm"/>
          <chart:axis chart:dimension="x" chart:name="primary-x" chart:style-name="ch5" chartooo:axis-type="auto">
            <chartooo:date-scale/>
            <chart:title svg:x="14.505cm" svg:y="15.317cm" chart:style-name="ch6">
              <text:p>Rz (kΩ)</text:p>
            </chart:title>
            <chart:categories table:cell-range-address="List1.A2:List1.A11"/>
          </chart:axis>
          <chart:axis chart:dimension="y" chart:name="primary-y" chart:style-name="ch5">
            <chart:title svg:x="0.451cm" svg:y="9.137cm" chart:style-name="ch7">
              <text:p>ΔUab (mV)</text:p>
            </chart:title>
            <chart:grid chart:style-name="ch8" chart:class="major"/>
          </chart:axis>
          <chart:axis chart:dimension="y" chart:name="secondary-y" chart:style-name="ch9">
            <chart:title svg:x="29.199cm" svg:y="9.031cm" chart:style-name="ch7">
              <text:p>δUab (%)</text:p>
            </chart:title>
          </chart:axis>
          <chart:series chart:attached-axis="primary-y" chart:style-name="ch10" chart:values-cell-range-address="List1.B2:List1.B11" loext:label-string="&quot;ΔUab (mV)&quot;" chart:class="chart:line">
            <chart:data-point chart:repeated="10"/>
          </chart:series>
          <chart:series chart:attached-axis="secondary-y" chart:style-name="ch11" chart:values-cell-range-address="List1.C2:List1.C11" loext:label-string="&quot;δUab (%)&quot;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ΔUab (mV)</text:p>
              </table:table-cell>
              <table:table-cell office:value-type="string">
                <text:p>δUab (%)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ist1.A2:List1.A11</svg:desc>
                </draw:g>
              </table:table-cell>
              <table:table-cell office:value-type="float" office:value="0">
                <text:p>0</text:p>
                <draw:g>
                  <svg:desc>List1.B2:List1.B11</svg:desc>
                </draw:g>
              </table:table-cell>
              <table:table-cell office:value-type="float" office:value="0">
                <text:p>0</text:p>
                <draw:g>
                  <svg:desc>List1.C2:List1.C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2">
                <text:p>0.0002</text:p>
              </table:table-cell>
              <table:table-cell office:value-type="float" office:value="0.0961">
                <text:p>0.09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3">
                <text:p>0.0003</text:p>
              </table:table-cell>
              <table:table-cell office:value-type="float" office:value="0.1171">
                <text:p>0.11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4">
                <text:p>0.0004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5">
                <text:p>0.000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4">
                <text:p>0.0004</text:p>
              </table:table-cell>
              <table:table-cell office:value-type="float" office:value="0.1236">
                <text:p>0.12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4">
                <text:p>0.0004</text:p>
              </table:table-cell>
              <table:table-cell office:value-type="float" office:value="0.1208">
                <text:p>0.1208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0004">
                <text:p>0.0004</text:p>
              </table:table-cell>
              <table:table-cell office:value-type="float" office:value="0.1204">
                <text:p>0.1204</text:p>
              </table:table-cell>
            </table:table-row>
            <table:table-row>
              <table:table-cell office:value-type="string">
                <text:p>bez zátěže</text:p>
              </table:table-cell>
              <table:table-cell office:value-type="float" office:value="0.0004">
                <text:p>0.0004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